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1</text:h>
      <text:h text:style-name="Heading_20_1" text:outline-level="1">ROBUST_BASE</text:h>
      <text:h text:style-name="Heading_20_2" text:outline-level="2">Settings</text:h>
      <text:h text:style-name="Heading_20_3" text:outline-level="3">dev_poll_rate_sec</text:h>
      <text:list xml:id="list33240290" text:style-name="L1">
        <text:list-item>
          <text:p text:style-name="P1">Type = string, optional</text:p>
        </text:list-item>
        <text:list-item>
          <text:p text:style-name="P1">default = '1 min' – as defined in <text:span text:style-name="T1">self.RDB_DEF_POLL_RATE</text:span><text:span text:style-name="T2">, which your derived class can change to over-ride</text:span></text:p>
        </text:list-item>
        <text:list-item>
          <text:p text:style-name="P1">untagged numbers are assumed seconds</text:p>
        </text:list-item>
        <text:list-item>
          <text:p text:style-name="P1">supported time tags are ['ms','sec','min','hr','day']</text:p>
        </text:list-item>
        <text:list-item>
          <text:p text:style-name="P1">setting to “0” (zero) disables – so self._next_poll_cb() is never called</text:p>
        </text:list-item>
        <text:list-item>
          <text:p text:style-name="P1">derived class should define “<text:span text:style-name="T1">def next_poll(self, trns_id=0)</text:span>”, where trns is a valid which increments for each call from self.MIN_TRANS_ID to self.MAX_TRANS_ID</text:p>
        </text:list-item>
        <text:list-item>
          <text:p text:style-name="P1">pseudo-logic is:</text:p>
          <text:list>
            <text:list-item>
              <text:p text:style-name="P1">Scheduled Dia callback is self._next_poll_cb()</text:p>
            </text:list-item>
            <text:list-item>
              <text:p text:style-name="P1">starting time.clock() is saved as self._poll_starttime (note: if self._poll_starttime != 0, then a poll is active, else if zero, no poll is active</text:p>
            </text:list-item>
            <text:list-item>
              <text:p text:style-name="P1">The next Dia callback is scheduled BEFORE your class is called</text:p>
            </text:list-item>
            <text:list-item>
              <text:p text:style-name="P1">The response timeout (if enabled) is also started BEFORE your class is called or we risk you seeing a response before the response timer is started</text:p>
            </text:list-item>
            <text:list-item>
              <text:p text:style-name="P1">self.next_poll().</text:p>
            </text:list-item>
            <text:list-item>
              <text:p text:style-name="P1">Your driver is responsible to call <text:span text:style-name="T1">self.signal_end_of_poll()</text:span> when a response is seen. <text:s/>This cancels the response time, plus sets self._last_poll_time to the number of seconds which the last poll required from next_poll to signal_end_of_poll.</text:p>
            </text:list-item>
          </text:list>
        </text:list-item>
      </text:list>
      <text:h text:style-name="Heading_20_3" text:outline-level="3">dev_response_timeout_sec</text:h>
      <text:list xml:id="list33412109" text:style-name="L2">
        <text:list-item>
          <text:p text:style-name="P2">Type = string, optional</text:p>
        </text:list-item>
        <text:list-item>
          <text:p text:style-name="P2">default = '6 sec' – as defined in <text:span text:style-name="T1">self.RDB_DEF_RESPONSE_TIMEOUT</text:span><text:span text:style-name="T2">, which your derived class can change to over-ride</text:span></text:p>
        </text:list-item>
        <text:list-item>
          <text:p text:style-name="P2">untagged numbers are assumed seconds, and supported time tags are ['ms','sec','min','hr','day']</text:p>
        </text:list-item>
        <text:list-item>
          <text:p text:style-name="P2">setting to “0” (zero) disables – so no response timeout assumed</text:p>
        </text:list-item>
        <text:list-item>
          <text:p text:style-name="P2">derived class should define “<text:span text:style-name="T1">def response_timeout(self, rsp_tout_count=0):</text:span>”, where <text:span text:style-name="T1">rsp_tout_count</text:span> is how many times a response timeout has occurred since a good request. <text:s/>It will also be 1 or greater. <text:s/>Self.signal_end_of_poll() clears<text:line-break/><text:line-break/> Setting(<text:line-break/> name='dev_poll_cleanly_min', type=bool, required=False,<text:line-break/> default_value=self.RDB_DEF_POLL_CLEANLY),<text:line-break/><text:line-break/> Setting(<text:line-break/> name='dev_trace', type=str, required=False, self.RDB_DEF_TRACE, None which means just use system-wide default<text:line-break/></text:p>
        </text:list-item>
      </text:list>
      <text:h text:style-name="Heading_20_2" text:outline-level="2"><text:soft-page-break/>Channels</text:h>
      <text:h text:style-name="Heading_20_3" text:outline-level="3">dev_error</text:h>
      <text:p text:style-name="Text_20_body"/>
      <text:p text:style-name="Text_20_body"/>
      <text:h text:style-name="Heading_20_1" text:outline-level="1">RobustXBee</text:h>
      <text:h text:style-name="Heading_20_2" text:outline-level="2">Settings</text:h>
      <text:h text:style-name="Heading_20_3" text:outline-level="3">xbee_device_manager</text:h>
      <text:list xml:id="list33691120" text:style-name="L3">
        <text:list-item>
          <text:p text:style-name="P3">Type = string, required </text:p>
        </text:list-item>
      </text:list>
      <text:h text:style-name="Heading_20_3" text:outline-level="3">extended_address</text:h>
      <text:list xml:id="list34130331" text:continue-numbering="true" text:style-name="L3">
        <text:list-item>
          <text:p text:style-name="P3">Type = string, required </text:p>
        </text:list-item>
      </text:list>
      <text:h text:style-name="Heading_20_3" text:outline-level="3">heart_beat_sec</text:h>
      <text:list xml:id="list34129662" text:continue-list="list33240290" text:style-name="L1">
        <text:list-item>
          <text:p text:style-name="P1">Type = int, optional</text:p>
        </text:list-item>
        <text:list-item>
          <text:p text:style-name="P1">default = 60 seconds – as defined in <text:span text:style-name="T1">self.RXBEE_DEF_HEART_BEAT</text:span><text:span text:style-name="T2">, which your derived class can change to over-ride. <text:s/>This value is limited to range 0 to 65 because it will be pushed into the XBee IR settings.</text:span></text:p>
        </text:list-item>
      </text:list>
      <text:h text:style-name="Heading_20_3" text:outline-level="3">heart_beat_io</text:h>
      <text:list xml:id="list34125650" text:continue-numbering="true" text:style-name="L1">
        <text:list-item>
          <text:p text:style-name="P1">Type = string, optional</text:p>
        </text:list-item>
        <text:list-item>
          <text:p text:style-name="P1">default = None – as defined in <text:span text:style-name="T1">self.RXBEE_DEF_HEART_BEAT_IO</text:span><text:span text:style-name="T2">, which your derived class can change to over-ride.</text:span></text:p>
        </text:list-item>
      </text:list>
      <text:h text:style-name="Heading_20_3" text:outline-level="3">force_wpan_id <text:s text:c="3"/></text:h>
      <text:list xml:id="list34138960" text:continue-numbering="true" text:style-name="L1">
        <text:list-item>
          <text:p text:style-name="P1">Type = bool, optional</text:p>
        </text:list-item>
        <text:list-item>
          <text:p text:style-name="P1">default = True – as defined in <text:span text:style-name="T1">self.RXBEE_DEF_FORCE_WPAN</text:span><text:span text:style-name="T2">, which your derived class can change to over-ride. </text:span></text:p>
        </text:list-item>
      </text:list>
      <text:h text:style-name="Heading_20_3" text:outline-level="3">robust_router <text:s text:c="3"/></text:h>
      <text:list xml:id="list34129181" text:continue-numbering="true" text:style-name="L1">
        <text:list-item>
          <text:p text:style-name="P1">Type = bool, optional</text:p>
        </text:list-item>
        <text:list-item>
          <text:p text:style-name="P1"><text:span text:style-name="T2">default = True – as defined in </text:span><text:span text:style-name="T1">self.RXBEE_DEF_ROBUST_ROUTER</text:span><text:span text:style-name="T2">, which your derived class can change to over-ride.</text:span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  <style:text-properties style:font-name="Verdana" fo:font-size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402in" fo:text-indent="0.2in" style:auto-text-indent="false" style:page-number="auto"/>
      <style:text-properties fo:font-size="10.5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5in" fo:margin-right="0in" fo:margin-top="0in" fo:margin-bottom="0.0402in" fo:text-indent="-0.5in" style:auto-text-indent="false" style:page-number="auto">
        <style:tab-stops/>
      </style:paragraph-properties>
      <style:text-properties style:font-name="Verdana1" fo:font-size="10.5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5in" fo:margin-right="0in" fo:text-indent="0.2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2T13:08:26.06</meta:creation-date>
    <meta:editing-duration>PT51M39S</meta:editing-duration>
    <meta:editing-cycles>4</meta:editing-cycles>
    <meta:generator>OpenOffice.org/3.3$Win32 OpenOffice.org_project/330m20$Build-9567</meta:generator>
    <meta:initial-creator>Lynn Linse</meta:initial-creator>
    <dc:date>2011-10-02T14:00:04.43</dc:date>
    <dc:creator>Lynn Linse</dc:creator>
    <meta:document-statistic meta:table-count="0" meta:image-count="0" meta:object-count="0" meta:page-count="2" meta:paragraph-count="43" meta:word-count="425" meta:character-count="2827"/>
    <meta:template xlink:type="simple" xlink:actuate="onRequest" xlink:title="Verdana" xlink:href="../../../../../../../../Lynn/Documents/Verdana.ott" meta:date="2011-10-02T13:08:24.76"/>
  </office:meta>
</office:document-meta>
</file>